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xt project: </text:p>
      <text:p text:style-name="Standard"/>
      <text:p text:style-name="Standard">Use a potentiometer to create a circuit that will let the Arduino read not just on/off like a switch, but all the numbers in between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07:21:50</meta:creation-date>
    <meta:document-statistic meta:table-count="0" meta:image-count="0" meta:object-count="0" meta:page-count="1" meta:paragraph-count="2" meta:word-count="27" meta:character-count="148" meta:non-whitespace-character-count="121"/>
    <dc:date>2012-05-08T07:23:21</dc:date>
    <meta:editing-duration>PT1M33S</meta:editing-duration>
    <meta:editing-cycles>1</meta:editing-cycles>
    <meta:generator>LibreOffice/3.4$Unix LibreOffice_project/340m1$Build-502</meta:generator>
  </office:meta>
</office:document-meta>
</file>